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126C94A62C6.png" manifest:media-type="image/png"/>
  <manifest:file-entry manifest:full-path="Pictures/10000000000004B0000002A3876A3ED2.png" manifest:media-type="image/png"/>
  <manifest:file-entry manifest:full-path="Pictures/1000000000000300000001AD4DE5147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759cm" svg:height="10.477cm" svg:x="1.475cm" svg:y="1.953cm">
          <draw:image xlink:href="Pictures/1000000000000300000001AD4DE51471.png" xlink:type="simple" xlink:show="embed" xlink:actuate="onLoad" draw:mime-type="image/png">
            <text:p/>
          </draw:image>
        </draw:frame>
        <draw:frame draw:style-name="gr2" draw:text-style-name="P2" draw:layer="layout" svg:width="3.995cm" svg:height="0.962cm" svg:x="1.132cm" svg:y="1cm">
          <draw:text-box>
            <text:p>Input/Output</text:p>
          </draw:text-box>
        </draw:frame>
        <draw:frame draw:style-name="gr1" draw:text-style-name="P1" draw:layer="layout" svg:width="15.874cm" svg:height="8.929cm" svg:x="1.635cm" svg:y="12.747cm">
          <draw:image xlink:href="Pictures/10000000000004B0000002A3876A3ED2.png" xlink:type="simple" xlink:show="embed" xlink:actuate="onLoad" draw:mime-type="image/png">
            <text:p/>
          </draw:image>
        </draw:frame>
        <draw:frame draw:style-name="gr1" draw:text-style-name="P1" draw:layer="layout" svg:width="18.258cm" svg:height="8.944cm" svg:x="2.332cm" svg:y="17.996cm">
          <draw:image xlink:href="Pictures/100000000000025800000126C94A62C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22:02:26.381181753</meta:creation-date>
    <meta:generator>LibreOffice/24.2.5.2$Linux_X86_64 LibreOffice_project/420$Build-2</meta:generator>
    <dc:date>2024-07-24T22:13:01.957814053</dc:date>
    <meta:editing-duration>PT10M36S</meta:editing-duration>
    <meta:editing-cycles>1</meta:editing-cycles>
    <meta:document-statistic meta:object-count="4"/>
  </office:meta>
</office:document-meta>
</file>